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weight="bold" style:font-weight-asian="bold" style:font-weight-complex="bold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roid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018" table:default-cell-style-name="ce2"/>
        <table:table-row table:style-name="ro1" table:number-rows-repeated="10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mts</text:p>
          </table:table-cell>
          <table:table-cell table:style-name="ce1" office:value-type="string" calcext:value-type="string">
            <text:p>vector</text:p>
          </table:table-cell>
          <table:table-cell table:style-name="ce1" office:value-type="string" calcext:value-type="string">
            <text:p>qrcode</text:p>
          </table:table-cell>
          <table:table-cell table:style-name="ce1" office:value-type="string" calcext:value-type="string">
            <text:p>pdf</text:p>
          </table:table-cell>
          <table:table-cell table:style-name="ce1" office:value-type="string" calcext:value-type="string">
            <text:p>java_errors</text:p>
          </table:table-cell>
          <table:table-cell table:style-name="ce1" office:value-type="string" calcext:value-type="string">
            <text:p>remark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mts_varnish_only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mts_cf_only</text:p>
          </table:table-cell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shake_failure on cf</text:p>
          </table:table-cell>
          <table:table-cell office:value-type="string" calcext:value-type="string">
            <text:p>missing tiles (handshalke_error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r_cf_only</text:p>
          </table:table-cell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ssing mark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r_v_only</text:p>
          </table:table-cell>
          <table:table-cell/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r_ext_only</text:p>
          </table:table-cell>
          <table:table-cell/>
          <table:table-cell office:value-type="string" calcext:value-type="string">
            <text:p>ex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r_alt_only</text:p>
          </table:table-cell>
          <table:table-cell/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varnish_vector_c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handshake_failure on cf</text:p>
          </table:table-cell>
          <table:table-cell office:value-type="string" calcext:value-type="string">
            <text:p>missing marker or sometimes broken 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mts_varnish_vector_varnish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mts_varnish_vector_a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mts_varnish_vector_extern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mts_varnish_vector_cf_qr_ex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ssing marker</text:p>
          </table:table-cell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58:13.121054937</meta:creation-date>
    <dc:date>2017-05-08T13:40:26.797775511</dc:date>
    <meta:editing-duration>PT1H59M26S</meta:editing-duration>
    <meta:editing-cycles>10</meta:editing-cycles>
    <meta:generator>LibreOffice/5.1.6.2$Linux_X86_64 LibreOffice_project/10m0$Build-2</meta:generator>
    <meta:document-statistic meta:table-count="1" meta:cell-count="78" meta:object-count="0"/>
  </office:meta>
</office:document-meta>
</file>